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T10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1" style:parent-style-name="Normal" style:family="paragraph">
      <style:paragraph-properties fo:text-align="center"/>
    </style:style>
    <style:style style:name="T12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T16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7" style:parent-style-name="Normal" style:family="paragraph">
      <style:paragraph-properties fo:text-align="center"/>
    </style:style>
    <style:style style:name="T18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9" style:parent-style-name="Normal" style:family="paragraph">
      <style:paragraph-properties fo:text-align="center"/>
    </style:style>
    <style:style style:name="T20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T3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2" style:parent-style-name="ListParagraph" style:family="paragraph"/>
    <style:style style:name="T3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4" style:parent-style-name="ListParagraph" style:family="paragraph"/>
    <style:style style:name="T3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6" style:parent-style-name="ListParagraph" style:family="paragraph"/>
    <style:style style:name="T37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8" style:parent-style-name="ListParagraph" style:family="paragraph"/>
    <style:style style:name="T39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0" style:parent-style-name="ListParagraph" style:family="paragraph"/>
    <style:style style:name="T4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2" style:parent-style-name="ListParagraph" style:family="paragraph"/>
    <style:style style:name="T4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4" style:parent-style-name="ListParagraph" style:family="paragraph"/>
    <style:style style:name="T4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6" style:parent-style-name="ListParagraph" style:family="paragraph"/>
    <style:style style:name="T47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8" style:parent-style-name="ListParagraph" style:family="paragraph"/>
    <style:style style:name="T49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0" style:parent-style-name="ListParagraph" style:family="paragraph"/>
    <style:style style:name="T5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2" style:parent-style-name="ListParagraph" style:family="paragraph"/>
    <style:style style:name="T5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4" style:parent-style-name="ListParagraph" style:family="paragraph"/>
    <style:style style:name="T5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6" style:parent-style-name="ListParagraph" style:family="paragraph"/>
    <style:style style:name="T57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8" style:parent-style-name="ListParagraph" style:family="paragraph"/>
    <style:style style:name="T59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0" style:parent-style-name="ListParagraph" style:family="paragraph"/>
    <style:style style:name="T6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2" style:parent-style-name="ListParagraph" style:family="paragraph"/>
    <style:style style:name="T6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4" style:parent-style-name="ListParagraph" style:family="paragraph"/>
    <style:style style:name="T6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6" style:parent-style-name="ListParagraph" style:family="paragraph"/>
    <style:style style:name="T67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8" style:parent-style-name="ListParagraph" style:family="paragraph"/>
    <style:style style:name="T69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70" style:parent-style-name="ListParagraph" style:family="paragraph"/>
    <style:style style:name="T7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72" style:parent-style-name="ListParagraph" style:family="paragraph"/>
    <style:style style:name="T7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74" style:parent-style-name="ListParagraph" style:family="paragraph"/>
  </office:automatic-styles>
  <office:body>
    <office:text text:use-soft-page-breaks="true">
      <text:p text:style-name="P1"/>
      <text:p text:style-name="P7"/>
      <text:p text:style-name="P8"/>
      <text:p text:style-name="P9"><text:span text:style-name="T10">NEA PROJECT:</text:span></text:p>
      <text:p text:style-name="P11"><text:span text:style-name="T12">CHESS AI</text:span></text:p>
      <text:p text:style-name="P13"/>
      <text:p text:style-name="P14"/>
      <text:p text:style-name="P15"><text:span text:style-name="T16">NAME: Magdalena Maciak</text:span></text:p>
      <text:p text:style-name="P17"><text:span text:style-name="T18">Center Number:</text:span></text:p>
      <text:p text:style-name="P19"><text:span text:style-name="T20">Candidate Number: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Normal"><text:span text:style-name="T31">Set of Objectives:</text:span></text:p>
      <text:list text:style-name="LFO1" text:continue-numbering="true">
        <text:list-item>
          <text:p text:style-name="P32"><text:span text:style-name="T33">Front end (Visual Design)</text:span></text:p>
          <text:list text:continue-numbering="true">
            <text:list-item>
              <text:p text:style-name="P34"><text:span text:style-name="T35">Menu Form</text:span></text:p>
            </text:list-item>
            <text:list-item>
              <text:p text:style-name="P36"><text:span text:style-name="T37">Table Form</text:span></text:p>
            </text:list-item>
            <text:list-item>
              <text:p text:style-name="P38"><text:span text:style-name="T39">Save Form</text:span></text:p>
            </text:list-item>
            <text:list-item>
              <text:p text:style-name="P40"><text:span text:style-name="T41">Select Form</text:span></text:p>
            </text:list-item>
          </text:list>
        </text:list-item>
        <text:list-item>
          <text:p text:style-name="P42"><text:span text:style-name="T43">Front end (Coding)</text:span></text:p>
          <text:list text:continue-numbering="true">
            <text:list-item>
              <text:p text:style-name="P44"><text:span text:style-name="T45">Decompression/Compression of the Board</text:span></text:p>
            </text:list-item>
            <text:list-item>
              <text:p text:style-name="P46"><text:span text:style-name="T47">Open a previous saved game</text:span></text:p>
            </text:list-item>
            <text:list-item>
              <text:p text:style-name="P48"><text:span text:style-name="T49">Produce a table of interactable buttons on the board</text:span></text:p>
            </text:list-item>
            <text:list-item>
              <text:p text:style-name="P50"><text:span text:style-name="T51">Load pictures for the Chess pieces</text:span></text:p>
            </text:list-item>
            <text:list-item>
              <text:p text:style-name="P52"><text:span text:style-name="T53">Algorithm that calculates all the diagonal moves (this will be for Bishop and Queen)</text:span></text:p>
            </text:list-item>
            <text:list-item>
              <text:p text:style-name="P54"><text:span text:style-name="T55">Algorithm that calculates all the perpendicular and parallel moves (this will be used for Castle and Queen)</text:span></text:p>
            </text:list-item>
            <text:list-item>
              <text:p text:style-name="P56"><text:span text:style-name="T57">Basic Pawn moves</text:span></text:p>
            </text:list-item>
            <text:list-item>
              <text:p text:style-name="P58"><text:span text:style-name="T59">Advanced Pawn moves (al pansunt and promotion)</text:span></text:p>
            </text:list-item>
            <text:list-item>
              <text:p text:style-name="P60"><text:span text:style-name="T61">Horse moves</text:span></text:p>
            </text:list-item>
            <text:list-item>
              <text:p text:style-name="P62"><text:span text:style-name="T63">King moves</text:span></text:p>
            </text:list-item>
            <text:list-item>
              <text:p text:style-name="P64"><text:span text:style-name="T65">Dealing with exceptions while checking for the those moves</text:span></text:p>
            </text:list-item>
            <text:list-item>
              <text:p text:style-name="P66"><text:span text:style-name="T67">Visually representing where Chess pieces can move</text:span></text:p>
            </text:list-item>
            <text:list-item>
              <text:p text:style-name="P68"><text:span text:style-name="T69">Defeated List for Black and White</text:span></text:p>
            </text:list-item>
          </text:list>
        </text:list-item>
        <text:list-item>
          <text:p text:style-name="P70"><text:span text:style-name="T71">Back End (DataBase)</text:span></text:p>
        </text:list-item>
        <text:list-item>
          <text:p text:style-name="P72"><text:span text:style-name="T73">Back End (AI)</text:span></text:p>
        </text:list-item>
        <text:list-item>
          <text:p text:style-name="P7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entury Gothic" style:font-name-asian="Times New Roman" style:font-name-complex="Times New Roman" fo:color="#850C4B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850C4B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color="#850C4B" fo:font-size="13pt" style:font-size-asian="13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entury Gothic" style:font-name-asian="Century Gothic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b31166" draw:opacity="100%" draw:stroke="solid" svg:stroke-width="0.02083in" svg:stroke-color="#830949" svg:stroke-opacity="100%" svg:stroke-linecap="round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Header" style:family="paragraph">
      <style:paragraph-properties fo:text-align="end"/>
    </style:style>
    <style:style style:name="P6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P5">Magdalena Maciak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ggie mac</meta:initial-creator>
    <dc:creator>maggie mac</dc:creator>
    <meta:creation-date>2021-05-15T18:29:00Z</meta:creation-date>
    <dc:date>2021-05-15T19:16:00Z</dc:date>
    <meta:template xlink:href="Normal" xlink:type="simple"/>
    <meta:editing-cycles>2</meta:editing-cycles>
    <meta:editing-duration>PT2820S</meta:editing-duration>
    <meta:document-statistic meta:page-count="2" meta:paragraph-count="1" meta:word-count="121" meta:character-count="811" meta:row-count="5" meta:non-whitespace-character-count="691"/>
  </office:meta>
</office:document-meta>
</file>